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Standard">
      <style:text-properties fo:font-size="26pt" style:font-size-asian="26pt" style:font-size-complex="26pt"/>
    </style:style>
    <style:style style:name="P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center" style:justify-single-word="false"/>
      <style:text-properties fo:font-size="26pt" style:font-size-asian="26pt" style:font-size-complex="26pt"/>
    </style:style>
    <style:style style:name="P7"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master-page-name="First_20_Page">
      <style:paragraph-properties style:page-number="auto"/>
    </style:style>
    <style:style style:name="P13" style:family="paragraph" style:parent-style-name="Standard">
      <style:paragraph-properties fo:break-before="page"/>
    </style:style>
    <style:style style:name="P14"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fo:background-color="transparent">
        <style:background-image/>
      </style:paragraph-properties>
      <style:text-properties fo:font-size="12pt" fo:font-weight="bold" style:font-size-asian="12pt" style:font-weight-asian="bold" style:font-size-complex="12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size="14pt" style:font-size-asian="14pt" style:font-size-complex="26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use-window-font-color="true"/>
    </style:style>
    <style:style style:name="T9" style:family="text">
      <style:text-properties style:use-window-font-color="true" fo:font-weight="normal" style:font-weight-asian="normal" style:font-weight-complex="normal"/>
    </style:style>
    <style:style style:name="T10" style:family="text">
      <style:text-properties style:use-window-font-color="true" style:text-underline-style="solid" style:text-underline-width="auto" style:text-underline-color="font-color" fo:font-weight="normal" style:font-weight-asian="normal" style:font-weight-complex="normal"/>
    </style:style>
    <style:style style:name="T11" style:family="text">
      <style:text-properties style:use-window-font-color="true" style:text-underline-style="none" fo:font-weight="normal" style:font-weight-asian="normal" style:font-weight-complex="normal"/>
    </style:style>
    <style:style style:name="T12" style:family="text">
      <style:text-properties fo:color="#800000" fo:font-weight="normal" style:font-weight-asian="normal" style:font-weight-complex="normal"/>
    </style:style>
    <style:style style:name="T13" style:family="text">
      <style:text-properties fo:color="#ff0000" fo:font-weight="normal" style:font-weight-asian="normal" style:font-weight-complex="normal"/>
    </style:style>
    <style:style style:name="T14" style:family="text">
      <style:text-properties fo:color="#ff0000"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7">INGENIERÍA DEL SOFTWARE III</text:p>
      <text:p text:style-name="P6"/>
      <text:p text:style-name="P8">Tercera Iteración: Planificación</text:p>
      <text:p text:style-name="P8">Revisión DD1.0</text:p>
      <text:p text:style-name="P4"><text:span text:style-name="T3"><text:tab/><text:tab/><text:tab/><text:tab/></text:span><text:span text:style-name="T4"><text:tab/></text:span></text:p>
      <text:p text:style-name="P5"/>
      <text:p text:style-name="P4"><text:span text:style-name="T4"><text:tab/><text:tab/><text:tab/><text:tab/><text:tab/></text:span><text:span text:style-name="T5">Profesor de prácticas asignado: </text:span><text:span text:style-name="T6">Miguel Lastra Leidinger</text:span></text:p>
      <text:p text:style-name="P5"><text:tab/><text:tab/><text:tab/><text:tab/><text:tab/><text:span text:style-name="T7">Grupo de prácticas: </text:span><text:span text:style-name="T2">M1.2, Miércoles 12-14h</text:span></text:p>
      <text:p text:style-name="P5"><text:tab/><text:tab/><text:tab/><text:tab/><text:tab/><text:span text:style-name="T7">Firman este documento: </text:span></text:p>
      <text:p text:style-name="P5"><text:tab/><text:tab/><text:tab/><text:tab/><text:tab/><text:tab/><text:tab/>Fco Javier Briones (Encargado) – 74728484N</text:p>
      <text:p text:style-name="P5"><text:s/><text:tab/><text:tab/><text:tab/><text:tab/><text:tab/><text:tab/><text:tab/>Alejandro Mesa Rodriguez – 75908151D</text:p>
      <text:p text:style-name="P5"><text:s/><text:tab/><text:tab/><text:tab/><text:tab/><text:tab/><text:tab/><text:tab/>José Peso Buendia – 75158910Q</text:p>
      <text:p text:style-name="P5"><text:s/><text:tab/><text:tab/><text:tab/><text:tab/><text:tab/><text:tab/><text:tab/>Fco. Manuel Abril Barrilado – 75562375S</text:p>
      <text:p text:style-name="P9">Observaciones</text:p>
      <table:table table:name="Tabla6" table:style-name="Tabla6">
        <table:table-column table:style-name="Tabla6.A"/>
        <table:table-row>
          <table:table-cell table:style-name="Tabla6.A1" office:value-type="string">
            <text:p text:style-name="P10">Documento afectado: <text:span text:style-name="T9">DD 1.0</text:span></text:p>
          </table:table-cell>
        </table:table-row>
        <table:table-row>
          <table:table-cell table:style-name="Tabla6.A2" office:value-type="string">
            <text:p text:style-name="P11">Importancia: <text:span text:style-name="T13">Alta</text:span></text:p>
          </table:table-cell>
        </table:table-row>
        <table:table-row>
          <table:table-cell table:style-name="Tabla6.A2" office:value-type="string">
            <text:p text:style-name="P11">Descripción de la observación:<text:span text:style-name="T8"> </text:span><text:span text:style-name="T9">Pag. 4 , </text:span><text:span text:style-name="T14">Ausencia de la Capa de la Interfaz de la aplicación de los Clientes</text:span><text:span text:style-name="T9">, para poder generar las 2 aplicaciones que necesita el cliente, Personal y Clientes. La arquitectura actual sólo es válida para la aplicación del Personal.</text:span></text:p>
          </table:table-cell>
        </table:table-row>
        <table:table-row>
          <table:table-cell table:style-name="Tabla6.A2" office:value-type="string">
            <text:p text:style-name="P11">Solución de cambio propuesta:<text:span text:style-name="T2"> Diseñar dicha capa de Interfaz y acoplarla a la arquitectura actual</text:span></text:p>
          </table:table-cell>
        </table:table-row>
      </table:table>
      <text:p text:style-name="P3"/>
      <table:table table:name="Tabla1" table:style-name="Tabla1">
        <table:table-column table:style-name="Tabla1.A"/>
        <table:table-row>
          <table:table-cell table:style-name="Tabla1.A1" office:value-type="string">
            <text:p text:style-name="P10">Documento afectado: <text:span text:style-name="T9">DD 1.0</text:span></text:p>
          </table:table-cell>
        </table:table-row>
        <table:table-row>
          <table:table-cell table:style-name="Tabla1.A2" office:value-type="string">
            <text:p text:style-name="P11">Importancia: <text:span text:style-name="T9">Baja</text:span></text:p>
          </table:table-cell>
        </table:table-row>
        <table:table-row>
          <table:table-cell table:style-name="Tabla1.A2" office:value-type="string">
            <text:p text:style-name="P11">Descripción de la observación:<text:span text:style-name="T8"> </text:span><text:span text:style-name="T9">Pag.4-Pag.13 Se hace referencia en la arquitectura a gestión Analista y Gestión Radiólogo, pero en realidad debería de ser Gestión de Pruebas como se indican en los siguientes diagramas.</text:span></text:p>
          </table:table-cell>
        </table:table-row>
        <table:table-row>
          <table:table-cell table:style-name="Tabla1.A2" office:value-type="string">
            <text:p text:style-name="P11">Solución de cambio propuesta:<text:span text:style-name="T2"> </text:span><text:span text:style-name="T9"><text:s/>Cambiarlo.</text:span></text:p>
          </table:table-cell>
        </table:table-row>
      </table:table>
      <text:p text:style-name="Standard"/>
      <text:p text:style-name="Standard"/>
      <table:table table:name="Tabla2" table:style-name="Tabla2">
        <table:table-column table:style-name="Tabla2.A"/>
        <table:table-row>
          <table:table-cell table:style-name="Tabla2.A1" office:value-type="string">
            <text:p text:style-name="P10">Documento afectado: <text:span text:style-name="T9">DD 1.0</text:span></text:p>
          </table:table-cell>
        </table:table-row>
        <table:table-row>
          <table:table-cell table:style-name="Tabla2.A2" office:value-type="string">
            <text:p text:style-name="P11">Importancia: <text:span text:style-name="T13">Alta</text:span></text:p>
          </table:table-cell>
        </table:table-row>
        <table:table-row>
          <table:table-cell table:style-name="Tabla2.A2" office:value-type="string">
            <text:p text:style-name="P11">Descripción de la observación:<text:span text:style-name="T8"> </text:span><text:span text:style-name="T13">Ausencia del Diseño de la Base de Datos</text:span><text:span text:style-name="T9">. Ha de incluirse en el diseño todo lo relacionado con la base de datos, tanto el mapeo Hibernate de las nuevas clases, como las modificaciones de las clases implicadas(en su caso) , así como todo lo necesario para cumplir los requisitos asignados a ésta iteración.</text:span></text:p>
          </table:table-cell>
        </table:table-row>
        <table:table-row>
          <table:table-cell table:style-name="Tabla2.A2" office:value-type="string">
            <text:p text:style-name="P11">Solución de cambio propuesta:<text:span text:style-name="T2"> </text:span><text:span text:style-name="T9"><text:s/>Diseño de la Base de Datos</text:span></text:p>
          </table:table-cell>
        </table:table-row>
      </table:table>
      <text:p text:style-name="Standard"/>
      <text:p text:style-name="Standard"/>
      <table:table table:name="Tabla3" table:style-name="Tabla3">
        <table:table-column table:style-name="Tabla3.A"/>
        <table:table-row>
          <table:table-cell table:style-name="Tabla3.A1" office:value-type="string">
            <text:p text:style-name="P10">Documento afectado: <text:span text:style-name="T9">DD 1.0</text:span></text:p>
          </table:table-cell>
        </table:table-row>
        <table:table-row>
          <table:table-cell table:style-name="Tabla3.A2" office:value-type="string">
            <text:p text:style-name="P11">Importancia: <text:span text:style-name="T9">Baja</text:span></text:p>
          </table:table-cell>
        </table:table-row>
        <table:table-row>
          <table:table-cell table:style-name="Tabla3.A2" office:value-type="string">
            <text:p text:style-name="P11">Descripción de la observación:<text:span text:style-name="T8"> </text:span><text:span text:style-name="T9">Pag.15 Se hace referencia al Gestión <text:s/>Usuarios y Gestión Medico, sin embargo no se muestra la Gestión de Usuarios. </text:span></text:p>
          </table:table-cell>
        </table:table-row>
        <table:table-row>
          <table:table-cell table:style-name="Tabla3.A2" office:value-type="string">
            <text:p text:style-name="P11">Solución de cambio propuesta:<text:span text:style-name="T2"> </text:span><text:span text:style-name="T9">Incluir las clases de Gestión Usuarios.</text:span></text:p>
          </table:table-cell>
        </table:table-row>
      </table:table>
      <text:p text:style-name="Standard"/>
      <table:table table:name="Tabla4" table:style-name="Tabla4">
        <table:table-column table:style-name="Tabla4.A"/>
        <table:table-row>
          <table:table-cell table:style-name="Tabla4.A1" office:value-type="string">
            <text:p text:style-name="P10">Documento afectado: <text:span text:style-name="T9">DD 1.0</text:span></text:p>
          </table:table-cell>
        </table:table-row>
        <table:table-row>
          <table:table-cell table:style-name="Tabla4.A2" office:value-type="string">
            <text:p text:style-name="P11">Importancia: <text:span text:style-name="T13">Alta</text:span></text:p>
          </table:table-cell>
        </table:table-row>
        <table:table-row>
          <table:table-cell table:style-name="Tabla4.A2" office:value-type="string">
            <text:p text:style-name="P11">Descripción de la observación:<text:span text:style-name="T8"> </text:span><text:span text:style-name="T9">Pag.15-Pag.16. <text:s/></text:span><text:span text:style-name="T13">Discrepancia en la navegabilidad</text:span><text:span text:style-name="T9"> entre Paciente y Pruebas. En el diagrama de la Pag 15. una Prueba tiene un Paciente, sin embargo, en el diagrama de la Pag.16, un </text:span><text:span text:style-name="T13">Paciente tiene un arraylist de Pruebas</text:span><text:span text:style-name="T9">, y también un arraylist de Enfermedades.</text:span></text:p>
          </table:table-cell>
        </table:table-row>
        <table:table-row>
          <table:table-cell table:style-name="Tabla4.A2" office:value-type="string">
            <text:p text:style-name="P11">Solución de cambio propuesta:<text:span text:style-name="T2"> </text:span><text:span text:style-name="T9"><text:s/>Cambiar la navegabilidad, de Pruebas a Paciente, así como de Enfermedad a Paciente, ya que no es necesario que el paciente tenga un arraylist para conocer sus pruebas o Enfermedades.</text:span></text:p>
          </table:table-cell>
        </table:table-row>
      </table:table>
      <text:p text:style-name="Standard"/>
      <text:p text:style-name="Standard"/>
      <table:table table:name="Tabla5" table:style-name="Tabla5">
        <table:table-column table:style-name="Tabla5.A"/>
        <table:table-row>
          <table:table-cell table:style-name="Tabla5.A1" office:value-type="string">
            <text:p text:style-name="P10">Documento afectado: <text:span text:style-name="T9">DD 1.0</text:span></text:p>
          </table:table-cell>
        </table:table-row>
        <table:table-row>
          <table:table-cell table:style-name="Tabla5.A2" office:value-type="string">
            <text:p text:style-name="P11">Importancia: <text:span text:style-name="T13">Alta</text:span></text:p>
          </table:table-cell>
        </table:table-row>
        <table:table-row>
          <table:table-cell table:style-name="Tabla5.A2" office:value-type="string">
            <text:p text:style-name="P11">Descripción de la observación:<text:span text:style-name="T8"> </text:span><text:span text:style-name="T9">Pag.32-Pag.43. </text:span><text:span text:style-name="T13">No se distingue entre Interfaces para la aplicación del Personal, y entre las interfaces de la aplicación de los Clientes.</text:span></text:p>
          </table:table-cell>
        </table:table-row>
        <table:table-row>
          <table:table-cell table:style-name="Tabla5.A2" office:value-type="string">
            <text:p text:style-name="P11">Solución de cambio propuesta:<text:span text:style-name="T2"> </text:span><text:span text:style-name="T9"><text:s/>Prácticamente todas las interfaces que van a usarse en las 2 aplicaciones requeridas por el cliente, ya están diseñadas, pero en esta iteración, ha de especificarse cuales van a ir en cada aplicación.</text:span></text:p>
          </table:table-cell>
        </table:table-row>
      </table:table>
      <text:p text:style-name="Standard"/>
      <text:p text:style-name="Standard"/>
      <table:table table:name="Tabla7" table:style-name="Tabla7">
        <table:table-column table:style-name="Tabla7.A"/>
        <table:table-row>
          <table:table-cell table:style-name="Tabla7.A1" office:value-type="string">
            <text:p text:style-name="P10">Documento afectado: <text:span text:style-name="T9">DD 1.0</text:span></text:p>
          </table:table-cell>
        </table:table-row>
        <table:table-row>
          <table:table-cell table:style-name="Tabla7.A2" office:value-type="string">
            <text:p text:style-name="P11">Importancia: <text:span text:style-name="T13">Alta</text:span></text:p>
          </table:table-cell>
        </table:table-row>
        <table:table-row>
          <table:table-cell table:style-name="Tabla7.A2" office:value-type="string">
            <text:p text:style-name="P11">Descripción de la observación:<text:span text:style-name="T8"> </text:span><text:span text:style-name="T9">Pag.37. </text:span><text:span text:style-name="T13">Interfaz redundante,</text:span><text:span text:style-name="T9"> ya que dicha funcionalidad la realizará un usuario registrado en el sistema previamente, por lo cual el sistema ya conoce al usuario y no necesita pedirle otra vez el DNI.</text:span></text:p>
          </table:table-cell>
        </table:table-row>
        <table:table-row>
          <table:table-cell table:style-name="Tabla7.A2" office:value-type="string">
            <text:p text:style-name="P11">Solución de cambio propuesta:<text:span text:style-name="T2"> </text:span><text:span text:style-name="T9"><text:s/>Obviar dicha Interfaz, a no ser, que sea funcionalidad por parte del administrador, pero ha de quedar claro entonces a qué aplicación pertenece y que rol puede acceder a ella.</text:span></text:p>
          </table:table-cell>
        </table:table-row>
      </table:table>
      <text:p text:style-name="Standard"/>
      <table:table table:name="Tabla8" table:style-name="Tabla8">
        <table:table-column table:style-name="Tabla8.A"/>
        <table:table-row>
          <table:table-cell table:style-name="Tabla8.A1" office:value-type="string">
            <text:p text:style-name="P10">Documento afectado: <text:span text:style-name="T9">DD 1.0</text:span></text:p>
          </table:table-cell>
        </table:table-row>
        <table:table-row>
          <table:table-cell table:style-name="Tabla8.A2" office:value-type="string">
            <text:p text:style-name="P11">Importancia: <text:span text:style-name="T13">Alta</text:span></text:p>
          </table:table-cell>
        </table:table-row>
        <table:table-row>
          <table:table-cell table:style-name="Tabla8.A2" office:value-type="string">
            <text:p text:style-name="P11">Descripción de la observación:<text:span text:style-name="T8"> </text:span><text:span text:style-name="T13">En algunos Diagramas de Secuencia</text:span><text:span text:style-name="T9"> , se muestran mensajes entre objetos que “nacen” sin haberle llegado un mensaje previamente, ejemplo en los diagramas de la paginas 21,26,27.. Dichas operaciones no se podrán implementar, dado que faltan los mensajes previos para que puedan producirse los que están especificados. También se observa en algunos diagramas que la interfaz devuelve un objeto al usuario, cuando la interfaz tiene que mostrar los datos que previamente ha debido consultar al objeto, ejemplo paginas 21, 23, 24, etc.. </text:span></text:p>
          </table:table-cell>
        </table:table-row>
        <table:table-row>
          <table:table-cell table:style-name="Tabla8.A2" office:value-type="string">
            <text:p text:style-name="P11">Solución de cambio propuesta:<text:span text:style-name="T2"> </text:span><text:span text:style-name="T9"><text:s/>Mantener Feedback Permanente con el Equipo de Implementación e intentar solucionar lo que se pida con la mayor brevedad posibl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ab/><text:tab/><text:date style:data-style-name="N37" text:date-value="2011-06-01T18:44:50.57">01/06/11</text:date></text:p>
        <text:p text:style-name="MP1">Nombre Documento:<text:span text:style-name="MT1"> Revision DD 1.0</text:span></text:p>
        <text:p text:style-name="MP1">Fase de Iteración: <text:span text:style-name="MT1">Planificación</text:span> <text:s text:c="6"/>Nº Iteración:<text:span text:style-name="MT1"> 3ª Iteracion</text:span></text:p>
        <text:p text:style-name="MP1">Número Grupo: <text:span text:style-name="MT1">M 1.2 <text:s text:c="21"/></text:span>Nº revisión: <text:span text:style-name="MT1">1ª</text:span></text:p>
      </style:header>
      <style:footer>
        <text:p text:style-name="Footer"><text:tab/><text:tab/><text:page-number text:select-page="current">3</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1-04-05T13:55:11</meta:creation-date>
    <meta:editing-cycles>35</meta:editing-cycles>
    <meta:editing-duration>PT03H25M16S</meta:editing-duration>
    <meta:initial-creator>Juan </meta:initial-creator>
    <dc:date>2011-06-01T18:44:50.54</dc:date>
    <dc:creator>javi </dc:creator>
    <meta:document-statistic meta:table-count="8" meta:image-count="1" meta:object-count="0" meta:page-count="3" meta:paragraph-count="49" meta:word-count="639" meta:character-count="4197"/>
  </office:meta>
</office:document-meta>
</file>